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5.071cm" style:rel-column-width="19548*"/>
    </style:style>
    <style:style style:name="Tableau6.B" style:family="table-column">
      <style:table-column-properties style:column-width="9.768cm" style:rel-column-width="37656*"/>
    </style:style>
    <style:style style:name="Tableau6.C" style:family="table-column">
      <style:table-column-properties style:column-width="2.161cm" style:rel-column-width="8331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1c1da0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text-properties officeooo:paragraph-rsid="001c1da0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paragraph-rsid="001c1da0"/>
    </style:style>
    <style:style style:name="P19" style:family="paragraph" style:parent-style-name="Table_20_Heading">
      <style:text-properties officeooo:rsid="001773af" officeooo:paragraph-rsid="001773af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fo:font-size="11pt" officeooo:rsid="001773af" officeooo:paragraph-rsid="001773af" style:font-size-asian="11pt" style:font-size-complex="11pt"/>
    </style:style>
    <style:style style:name="P21" style:family="paragraph" style:parent-style-name="Table_20_Contents">
      <style:text-properties fo:font-size="11pt" officeooo:rsid="001773af" officeooo:paragraph-rsid="001773a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b1281" officeooo:paragraph-rsid="001b1281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c3c3e" officeooo:paragraph-rsid="001c3c3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773af" officeooo:paragraph-rsid="001773af" style:font-weight-asian="bold" style:font-weight-complex="bold"/>
    </style:style>
    <style:style style:name="P25" style:family="paragraph" style:parent-style-name="Table_20_Contents">
      <style:text-properties officeooo:rsid="001773af" officeooo:paragraph-rsid="001773af"/>
    </style:style>
    <style:style style:name="P26" style:family="paragraph" style:parent-style-name="Heading_20_2">
      <style:paragraph-properties fo:break-before="page"/>
      <style:text-properties officeooo:rsid="001773af" officeooo:paragraph-rsid="001773af"/>
    </style:style>
    <style:style style:name="P27" style:family="paragraph" style:parent-style-name="Heading_20_4">
      <style:text-properties officeooo:rsid="001c3c3e"/>
    </style:style>
    <style:style style:name="P28" style:family="paragraph" style:parent-style-name="code">
      <style:text-properties officeooo:rsid="001773af"/>
    </style:style>
    <style:style style:name="P29" style:family="paragraph" style:parent-style-name="code">
      <style:text-properties officeooo:rsid="0019d517"/>
    </style:style>
    <style:style style:name="P30" style:family="paragraph" style:parent-style-name="Text_20_body">
      <style:text-properties officeooo:rsid="0019d517" officeooo:paragraph-rsid="001b1281"/>
    </style:style>
    <style:style style:name="P31" style:family="paragraph" style:parent-style-name="Text_20_body" style:list-style-name="L1">
      <style:text-properties officeooo:paragraph-rsid="001b1281"/>
    </style:style>
    <style:style style:name="P32" style:family="paragraph" style:parent-style-name="Text_20_body" style:list-style-name="L2">
      <style:text-properties officeooo:paragraph-rsid="001b1281"/>
    </style:style>
    <style:style style:name="P33" style:family="paragraph" style:parent-style-name="Text_20_body" style:list-style-name="L3">
      <style:text-properties officeooo:rsid="001c3c3e" officeooo:paragraph-rsid="001c3c3e"/>
    </style:style>
    <style:style style:name="P34" style:family="paragraph" style:parent-style-name="Text_20_body">
      <style:text-properties officeooo:paragraph-rsid="001b1281"/>
    </style:style>
    <style:style style:name="P35" style:family="paragraph" style:parent-style-name="Text_20_body">
      <style:text-properties officeooo:paragraph-rsid="00244126"/>
    </style:style>
    <style:style style:name="P36" style:family="paragraph" style:parent-style-name="Heading_20_3">
      <style:text-properties officeooo:paragraph-rsid="001b1281"/>
    </style:style>
    <style:style style:name="P37" style:family="paragraph" style:parent-style-name="Heading_20_3">
      <style:text-properties officeooo:rsid="0019d517"/>
    </style:style>
    <style:style style:name="P38" style:family="paragraph" style:parent-style-name="Heading_20_3">
      <style:text-properties officeooo:rsid="001c3c3e"/>
    </style:style>
    <style:style style:name="P39" style:family="paragraph" style:parent-style-name="Standard">
      <style:text-properties fo:font-size="11pt" officeooo:rsid="001773af" officeooo:paragraph-rsid="001773af" style:font-size-asian="11pt" style:font-size-complex="11pt"/>
    </style:style>
    <style:style style:name="T1" style:family="text">
      <style:text-properties officeooo:rsid="001773af"/>
    </style:style>
    <style:style style:name="T2" style:family="text">
      <style:text-properties officeooo:rsid="00193739"/>
    </style:style>
    <style:style style:name="T3" style:family="text">
      <style:text-properties officeooo:rsid="0019d517"/>
    </style:style>
    <style:style style:name="T4" style:family="text">
      <style:text-properties officeooo:rsid="0019d517" style:font-size-complex="10pt"/>
    </style:style>
    <style:style style:name="T5" style:family="text">
      <style:text-properties officeooo:rsid="001b1281"/>
    </style:style>
    <style:style style:name="T6" style:family="text">
      <style:text-properties officeooo:rsid="001c1da0"/>
    </style:style>
    <style:style style:name="T7" style:family="text">
      <style:text-properties officeooo:rsid="001c1fe1"/>
    </style:style>
    <style:style style:name="T8" style:family="text">
      <style:text-properties officeooo:rsid="001c3c3e"/>
    </style:style>
    <style:style style:name="T9" style:family="text">
      <style:text-properties officeooo:rsid="001e3975"/>
    </style:style>
    <style:style style:name="T10" style:family="text">
      <style:text-properties officeooo:rsid="001e5d06"/>
    </style:style>
    <style:style style:name="T11" style:family="text">
      <style:text-properties officeooo:rsid="001f4cd4"/>
    </style:style>
    <style:style style:name="T12" style:family="text">
      <style:text-properties officeooo:rsid="0021227d"/>
    </style:style>
    <style:style style:name="T13" style:family="text">
      <style:text-properties officeooo:rsid="002309ae"/>
    </style:style>
    <style:style style:name="T14" style:family="text">
      <style:text-properties officeooo:rsid="00236b75"/>
    </style:style>
    <style:style style:name="T15" style:family="text">
      <style:text-properties officeooo:rsid="002441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VéloLibertéSanté</text:p>
            <text:p text:style-name="P7"/>
          </table:table-cell>
          <table:table-cell table:style-name="Tableau6.A1" office:value-type="string">
            <text:p text:style-name="Table_20_Heading">GL – Projet 2</text:p>
            <text:p text:style-name="P9"/>
            <text:p text:style-name="P19">Charte de développement</text:p>
            <text:p text:style-name="Table_20_Contents"/>
          </table:table-cell>
          <table:table-cell table:style-name="Tableau6.A1" office:value-type="string">
            <text:p text:style-name="P8"/>
            <text:p text:style-name="P8">ELOG</text:p>
          </table:table-cell>
        </table:table-row>
      </table:table>
      <text:p text:style-name="P11"/>
      <text:p text:style-name="P11">Objet :</text:p>
      <text:p text:style-name="P10"><text:tab/><text:span text:style-name="T12">Charte de développement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20">Éloi PERDEREAU</text:p>
          </table:table-cell>
          <table:table-cell table:style-name="Tableau1.B3" office:value-type="string">
            <text:p text:style-name="P13"/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 <text:span text:style-name="T1">13/10</text:span></text:p>
          </table:table-cell>
          <table:table-cell table:style-name="Tableau1.B3" office:value-type="string">
            <text:p text:style-name="P14">Approuvé le :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1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21">Linda FAURE</text:p>
            <text:p text:style-name="P39">Oualid NAJI</text:p>
            <text:p text:style-name="P21">Grégory ROLLAND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1">1.0</text:p>
          </table:table-cell>
          <table:table-cell table:style-name="Tableau4.B4" office:value-type="string">
            <text:p text:style-name="P21">Éloi PERDEREAU</text:p>
          </table:table-cell>
          <table:table-cell table:style-name="Tableau4.C4" office:value-type="string">
            <text:p text:style-name="P21">13/10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6" text:outline-level="2">Charte de développement</text:h>
      <text:p text:style-name="Text_20_body"><text:span text:style-name="T1">Ce document présente la charte de développement (C++/Qt)</text:span></text:p>
      <text:h text:style-name="P36" text:outline-level="3"><text:span text:style-name="T5">Conventions de n</text:span><text:span text:style-name="T3">ommage</text:span></text:h>
      <text:p text:style-name="P35"><text:span text:style-name="T15">Aucun nom de fichier ne doit contenir de caractères </text:span><text:span text:style-name="Code"><text:span text:style-name="T15">&lt;espace&gt;</text:span></text:span><text:span text:style-name="T15">. Le caractère </text:span><text:span text:style-name="Code"><text:span text:style-name="T15">_</text:span></text:span><text:span text:style-name="T15"> sera utilisé à la place.</text:span></text:p>
      <text:h text:style-name="P27" text:outline-level="4">Documents d'analyse</text:h>
      <text:p text:style-name="P30">La racine du projet contient deux répertoires :</text:p>
      <text:list xml:id="list3957306821345331182" text:style-name="L1">
        <text:list-item>
          <text:p text:style-name="P31"><text:span text:style-name="Code"><text:span text:style-name="T4">code</text:span></text:span><text:span text:style-name="T3"> qui contiendra les fichiers sources du programme (éventuellement dans des sous-répertoires).</text:span></text:p>
        </text:list-item>
        <text:list-item>
          <text:p text:style-name="P31"><text:span text:style-name="Code"><text:span text:style-name="T3">analyse</text:span></text:span><text:span text:style-name="T3"> qui contiendra les répertoires des itérations (e.g </text:span><text:span text:style-name="Code"><text:span text:style-name="T3">iteration1</text:span></text:span><text:span text:style-name="T3">, </text:span><text:span text:style-name="Code"><text:span text:style-name="T3">iteration2</text:span></text:span><text:span text:style-name="T3">, etc) dans lesquels seront placés les fichiers correspondant.</text:span></text:p>
        </text:list-item>
      </text:list>
      <text:p text:style-name="P35"><text:span text:style-name="T3">Les fichiers </text:span><text:span text:style-name="T13">présents dans les répertoires dits d'itérations </text:span>devront être nommés de cette manière : <text:span text:style-name="Code"><text:span text:style-name="T3">Doc</text:span></text:span><text:span text:style-name="Code">_</text:span><text:span text:style-name="Code"><text:span text:style-name="T3">NomCasUtilisation</text:span></text:span><text:span text:style-name="Code">.ext<text:line-break/></text:span><text:span text:style-name="T3">Avec</text:span></text:p>
      <text:list xml:id="list4836513852705846620" text:style-name="L2">
        <text:list-item>
          <text:p text:style-name="P32"><text:span text:style-name="Code"><text:span text:style-name="T3">Doc</text:span></text:span><text:span text:style-name="T3"> : Abréviation du type du document (la liste des abréviations se trouve en annexe).</text:span></text:p>
        </text:list-item>
        <text:list-item>
          <text:p text:style-name="P32"><text:span text:style-name="Code"><text:span text:style-name="T3">NomCasUtilisation</text:span></text:span><text:span text:style-name="T3"> : Libellé du cas d'utilisation dont le document </text:span><text:span text:style-name="T14">fait partie.</text:span></text:p>
        </text:list-item>
      </text:list>
      <text:p text:style-name="P34"><text:span text:style-name="T3">Exemple : </text:span><text:span text:style-name="Code"><text:span text:style-name="T3">CC_gerer_elements.odt</text:span></text:span></text:p>
      <text:p text:style-name="P35"><text:span text:style-name="T15">Certains fichiers plus globaux sont placés dans le répertoire </text:span><text:span text:style-name="Code"><text:span text:style-name="T15">analyse</text:span></text:span><text:span text:style-name="T15">. </text:span><text:span text:style-name="T15">Ceux-ci ne sont pas soumis au format mentionné ci-dessus (excepté pour les </text:span><text:span text:style-name="Code"><text:span text:style-name="T15">_</text:span></text:span><text:span text:style-name="T15">).</text:span></text:p>
      <text:h text:style-name="P27" text:outline-level="4">Code source</text:h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2">Donnée</text:p>
          </table:table-cell>
          <table:table-cell table:style-name="Tableau5.A1" office:value-type="string">
            <text:p text:style-name="P23">Motif</text:p>
          </table:table-cell>
          <table:table-cell table:style-name="Tableau5.C1" office:value-type="string">
            <text:p text:style-name="P24">Exemple</text:p>
          </table:table-cell>
        </table:table-row>
        <table:table-row>
          <table:table-cell table:style-name="Tableau5.A2" office:value-type="string">
            <text:p text:style-name="P25">Fonctions</text:p>
          </table:table-cell>
          <table:table-cell table:style-name="Tableau5.A2" office:value-type="string">
            <text:p text:style-name="code">[a-z][a-zA-Z0-9]*</text:p>
          </table:table-cell>
          <table:table-cell table:style-name="Tableau5.C2" office:value-type="string">
            <text:p text:style-name="P28">nomDeFonction</text:p>
          </table:table-cell>
        </table:table-row>
        <table:table-row>
          <table:table-cell table:style-name="Tableau5.A2" office:value-type="string">
            <text:p text:style-name="P25">Méthodes</text:p>
          </table:table-cell>
          <table:table-cell table:style-name="Tableau5.A2" office:value-type="string">
            <text:p text:style-name="code">[a-z][a-zA-Z0-9]*</text:p>
          </table:table-cell>
          <table:table-cell table:style-name="Tableau5.C2" office:value-type="string">
            <text:p text:style-name="P28">nomDeMethode</text:p>
          </table:table-cell>
        </table:table-row>
        <table:table-row>
          <table:table-cell table:style-name="Tableau5.A2" office:value-type="string">
            <text:p text:style-name="P25">Données membres</text:p>
          </table:table-cell>
          <table:table-cell table:style-name="Tableau5.A2" office:value-type="string">
            <text:p text:style-name="code">[a-z][a-zA-Z0-9]*</text:p>
          </table:table-cell>
          <table:table-cell table:style-name="Tableau5.C2" office:value-type="string">
            <text:p text:style-name="P28">donneeMembre</text:p>
          </table:table-cell>
        </table:table-row>
        <table:table-row>
          <table:table-cell table:style-name="Tableau5.A2" office:value-type="string">
            <text:p text:style-name="P25">Variables locales</text:p>
          </table:table-cell>
          <table:table-cell table:style-name="Tableau5.A2" office:value-type="string">
            <text:p text:style-name="code">[a-z][a-zA-Z0-9]*</text:p>
          </table:table-cell>
          <table:table-cell table:style-name="Tableau5.C2" office:value-type="string">
            <text:p text:style-name="P28">variableLocale</text:p>
          </table:table-cell>
        </table:table-row>
        <table:table-row>
          <table:table-cell table:style-name="Tableau5.A2" office:value-type="string">
            <text:p text:style-name="P25">Variables globales</text:p>
          </table:table-cell>
          <table:table-cell table:style-name="Tableau5.A2" office:value-type="string">
            <text:p text:style-name="code">[a-z][a-zA-Z0-9]*</text:p>
          </table:table-cell>
          <table:table-cell table:style-name="Tableau5.C2" office:value-type="string">
            <text:p text:style-name="P28">variableGlobale</text:p>
          </table:table-cell>
        </table:table-row>
        <table:table-row>
          <table:table-cell table:style-name="Tableau5.A2" office:value-type="string">
            <text:p text:style-name="P25">Classes</text:p>
          </table:table-cell>
          <table:table-cell table:style-name="Tableau5.A2" office:value-type="string">
            <text:p text:style-name="code">[<text:span text:style-name="T1">A-Z</text:span>][a-zA-Z0-9]*</text:p>
          </table:table-cell>
          <table:table-cell table:style-name="Tableau5.C2" office:value-type="string">
            <text:p text:style-name="P28">NomDeClasse</text:p>
          </table:table-cell>
        </table:table-row>
        <table:table-row>
          <table:table-cell table:style-name="Tableau5.A2" office:value-type="string">
            <text:p text:style-name="P25">Types</text:p>
          </table:table-cell>
          <table:table-cell table:style-name="Tableau5.A2" office:value-type="string">
            <text:p text:style-name="P28">t_[A-Z][a-zA-Z0-9]*</text:p>
          </table:table-cell>
          <table:table-cell table:style-name="Tableau5.C2" office:value-type="string">
            <text:p text:style-name="P28">t_NomDeType</text:p>
          </table:table-cell>
        </table:table-row>
        <table:table-row>
          <table:table-cell table:style-name="Tableau5.A2" office:value-type="string">
            <text:p text:style-name="P25">Macros</text:p>
          </table:table-cell>
          <table:table-cell table:style-name="Tableau5.A2" office:value-type="string">
            <text:p text:style-name="P28">[_A-Z0-9]*</text:p>
          </table:table-cell>
          <table:table-cell table:style-name="Tableau5.C2" office:value-type="string">
            <text:p text:style-name="P28">FICHIER_H</text:p>
          </table:table-cell>
        </table:table-row>
      </table:table>
      <text:p text:style-name="Text_20_body"/>
      <text:p text:style-name="Text_20_body">Une fonction, <text:span text:style-name="T9">une</text:span> méthode <text:span text:style-name="T9">ou une classe </text:span>doi<text:span text:style-name="T1">t</text:span> toujours être précédée par un commentaire descriptif <text:span text:style-name="T1">type Doxygen </text:span>: <text:span text:style-name="T9">(les commentaires des classes n'utilisent que la commande </text:span><text:span text:style-name="Code"><text:span text:style-name="T9">\brief</text:span></text:span><text:span text:style-name="T9">)</text:span></text:p>
      <text:p text:style-name="code">/*!</text:p>
      <text:p text:style-name="code"><text:s/>* <text:span text:style-name="T3">\</text:span><text:span text:style-name="T2">brief </text:span><text:span text:style-name="T3">description ce que fait la fonction</text:span></text:p>
      <text:p text:style-name="code"><text:span text:style-name="T2"><text:s/>* </text:span><text:span text:style-name="T3">\</text:span><text:span text:style-name="T2">param </text:span><text:span text:style-name="T3">description des param</text:span><text:span text:style-name="T9">è</text:span><text:span text:style-name="T3">tres avec leur utilité</text:span></text:p>
      <text:p text:style-name="P29"><text:s/>* \param ...</text:p>
      <text:p text:style-name="code"><text:span text:style-name="T2"><text:s/>* </text:span><text:span text:style-name="T3">\</text:span><text:span text:style-name="T2">return </text:span><text:span text:style-name="T3">description de la valeur renvoyée</text:span></text:p>
      <text:p text:style-name="code"><text:s/>*/</text:p>
      <text:p text:style-name="code"><text:soft-page-break/><text:span text:style-name="Code"><text:span text:style-name="T3"/></text:span></text:p>
      <text:h text:style-name="P37" text:outline-level="3">Codage</text:h>
      <text:p text:style-name="P35"><text:span text:style-name="T3">Indentation : 4 espaces (pas de caractères de tabulations).</text:span></text:p>
      <text:p text:style-name="Text_20_body">Les marqueurs <text:span text:style-name="T10">de</text:span> début <text:span text:style-name="T6">de blocs sont mis sur la même ligne et les marqueurs de</text:span> fin sont <text:span text:style-name="T6">seuls sur une ligne </text:span>(sauf si le bloc ne fait qu'une ligne, auquel cas les marqueurs peuvent être omis si le langage le permet, ou compactés sur une ligne)</text:p>
      <text:p text:style-name="Text_20_body">Les caractères suivant doivent être obligatoirement précédés d'un espace : <text:span text:style-name="Code">( [ {</text:span></text:p>
      <text:p text:style-name="Text_20_body">Les caractères suivant doivent être obligatoirement succédés par un espace : <text:span text:style-name="Code">) ] } ;</text:span></text:p>
      <text:p text:style-name="Text_20_body">Les opérateurs doivent être au maximum précédé et suivis par des espaces (<text:span text:style-name="Code">+</text:span>, <text:span text:style-name="Code">-</text:span>, <text:span text:style-name="Code">*</text:span>, <text:span text:style-name="Code">/</text:span>, <text:span text:style-name="Code">=</text:span>, <text:span text:style-name="Code">==</text:span>, <text:span text:style-name="Code">!=</text:span>, <text:span text:style-name="Code">!</text:span>, <text:span text:style-name="Code">&amp;</text:span>, <text:span text:style-name="Code">&amp;&amp;</text:span>, <text:span text:style-name="Code">|</text:span>, <text:span text:style-name="Code">|</text:span><text:span text:style-name="Code">|</text:span>, …).</text:p>
      <text:p text:style-name="Text_20_body"/>
      <text:p text:style-name="Text_20_body">Dans le cas d<text:span text:style-name="T11">'un</text:span> test entre une variable et une constante, le premier paramètre de test est la constante.</text:p>
      <text:p text:style-name="Text_20_body"/>
      <text:p text:style-name="P17">Les opérateurs <text:span text:style-name="Code">*</text:span> et <text:span text:style-name="Code">&amp;</text:span> sont précédés et suivis d'un espace quand il s'agit de la description d'un type</text:p>
      <text:p text:style-name="P18"><text:span text:style-name="Code">*</text:span> n'est pas suivi d'un espace quand il s'agit de l'accès à la donnée pointée.</text:p>
      <text:p text:style-name="P18"><text:span text:style-name="Code"><text:span text:style-name="T1">&amp;</text:span></text:span><text:span text:style-name="T1"> n'est pas suivi d'un espace quand il s'agit de l'accès à l'adresse de la variable.</text:span></text:p>
      <text:p text:style-name="P15"/>
      <text:p text:style-name="Text_20_body">Exemples :</text:p>
      <text:p text:style-name="code"><text:span text:style-name="T3">type </text:span>nomDeFonction (<text:span text:style-name="T3">p</text:span>aram<text:span text:style-name="T3">e</text:span>tre1, <text:span text:style-name="T3">p</text:span>aram<text:span text:style-name="T3">e</text:span>tre2) {</text:p>
      <text:p text:style-name="code"><text:s text:c="4"/>for (i<text:span text:style-name="T6">nt * i = new int (0)</text:span>; <text:span text:style-name="T6">*i &lt; 10</text:span>; <text:span text:style-name="T6">++</text:span><text:span text:style-name="T7">(*</text:span><text:span text:style-name="T6">i</text:span><text:span text:style-name="T7">)</text:span>) {</text:p>
      <text:p text:style-name="code"><text:s text:c="8"/>/* ... */</text:p>
      <text:p text:style-name="code"><text:s text:c="4"/><text:span text:style-name="T3">}</text:span></text:p>
      <text:p text:style-name="code"><text:span text:style-name="T3"><text:s text:c="4"/></text:span><text:span text:style-name="T6">delete i;</text:span></text:p>
      <text:p text:style-name="code">}</text:p>
      <text:p text:style-name="Text_20_body"/>
      <text:p text:style-name="code"><text:span text:style-name="T1">if (</text:span><text:span text:style-name="T7">c</text:span><text:span text:style-name="T1">onstante1 == </text:span><text:span text:style-name="T7">v</text:span><text:span text:style-name="T1">ariable)<text:line-break/> <text:s text:c="3"/></text:span><text:span text:style-name="T3">variable = Constante2</text:span></text:p>
      <text:h text:style-name="P38" text:outline-level="3">Annexes</text:h>
      <text:h text:style-name="Heading_20_4" text:outline-level="4"><text:span text:style-name="T3">Abréviation d</text:span><text:span text:style-name="T8">es</text:span><text:span text:style-name="T3"> type</text:span><text:span text:style-name="T8">s </text:span><text:span text:style-name="T3">d</text:span><text:span text:style-name="T8">e</text:span><text:span text:style-name="T3"> document</text:span><text:span text:style-name="T8">s</text:span></text:h>
      <text:list xml:id="list866294346613556918" text:style-name="L3">
        <text:list-item>
          <text:p text:style-name="P33">CC : Diagramme des classes conception</text:p>
        </text:list-item>
        <text:list-item>
          <text:p text:style-name="P33">CP : Diagramme des classes participantes</text:p>
        </text:list-item>
        <text:list-item>
          <text:p text:style-name="P33">CU : Diagramme de cas d'utilisation</text:p>
        </text:list-item>
        <text:list-item>
          <text:p text:style-name="P33">DI : Diagramme des intéractions</text:p>
        </text:list-item>
        <text:list-item>
          <text:p text:style-name="P33">DS : Diagramme de séquence système</text:p>
        </text:list-item>
        <text:list-item>
          <text:p text:style-name="P33">DN : Diagramme de navigation</text:p>
        </text:list-item>
        <text:list-item>
          <text:p text:style-name="P33">MD : Modèle du domaine</text:p>
        </text:list-item>
        <text:list-item>
          <text:p text:style-name="P33">MQ : Maquet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aragraph_20_1" style:display-name="Paragraph 1" style:family="paragraph" style:parent-style-name="Standard" style:default-outline-level="">
      <style:paragraph-properties fo:text-align="justify" style:justify-single-word="false"/>
    </style:style>
    <style:style style:name="Paragraph_20_2" style:display-name="Paragraph 2" style:family="paragraph" style:parent-style-name="Paragraph_20_1" style:default-outline-level="">
      <style:paragraph-properties fo:margin-left="0.501cm" fo:margin-right="0cm" fo:text-indent="0cm" style:auto-text-indent="false"/>
    </style:style>
    <style:style style:name="Paragraph_20_3" style:display-name="Paragraph 3" style:family="paragraph" style:parent-style-name="Paragraph_20_2" style:default-outline-level="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class="text">
      <style:text-properties style:font-name="DejaVu Sans Mono" fo:font-size="10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1" fo:font-size="10pt" style:font-name-asian="DejaVu Sans Mono1" style:font-size-asian="10pt" style:font-name-complex="Lohit Hindi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Label_20_6" style:display-name="ListLabel 6" style:family="text">
      <style:text-properties style:font-name-asian="Times New Roman" style:font-name-complex="Times New Roman"/>
    </style:style>
    <style:style style:name="ListLabel_20_3" style:display-name="ListLabel 3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e" style:family="text">
      <style:text-properties style:font-name="DejaVu Sans Mono" fo:font-size="10pt" style:font-size-asian="10.5pt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Baskerville Old Face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09-18T16:37:02</meta:creation-date>
    <dc:date>2013-10-13T18:42:33</dc:date>
    <dc:creator>Eloi </dc:creator>
    <meta:editing-duration>PT1H45M59S</meta:editing-duration>
    <meta:editing-cycles>27</meta:editing-cycles>
    <meta:generator>LibreOffice/4.0.2.2$Linux_x86 LibreOffice_project/400m0$Build-2</meta:generator>
    <dc:title>Fiche d'itération</dc:title>
    <meta:document-statistic meta:table-count="6" meta:image-count="0" meta:object-count="0" meta:page-count="3" meta:paragraph-count="112" meta:word-count="572" meta:character-count="3522" meta:non-whitespace-character-count="3041"/>
  </office:meta>
</office:document-meta>
</file>